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D300000044D70210C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4" svg:font-family="'Courier New'"/>
    <style:font-face style:name="TheSansMonoCd-A5Plain1" svg:font-family="TheSansMonoCd-A5Plain" style:font-family-generic="modern"/>
    <style:font-face style:name="Courier New2" svg:font-family="'Courier New'" style:font-family-generic="modern" style:font-pitch="fixed"/>
    <style:font-face style:name="TheSansMonoCd-A5Plain" svg:font-family="TheSansMonoCd-A5Plain" style:font-family-generic="modern" style:font-pitch="fixed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Lucida Sans Unicode1" svg:font-family="'Lucida Sans Unicode'" style:font-family-generic="modern" style:font-pitch="variable"/>
    <style:font-face style:name="TheSansMonoCd-A5Plain2" svg:font-family="TheSansMonoCd-A5Plain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_20_saisie">
      <style:graphic-properties fo:min-height="2.75cm"/>
    </style:style>
    <style:style style:name="gr3" style:family="graphic" style:parent-style-name="code_20_saisie">
      <style:graphic-properties fo:min-height="4.95cm"/>
    </style:style>
    <style:style style:name="gr4" style:family="graphic" style:parent-style-name="code_20_saisie">
      <style:graphic-properties fo:min-height="8.014cm"/>
    </style:style>
    <style:style style:name="gr5" style:family="graphic" style:parent-style-name="code_20_saisie">
      <style:graphic-properties fo:min-height="0.737cm"/>
    </style:style>
    <style:style style:name="gr6" style:family="graphic" style:parent-style-name="code_20_saisie">
      <style:graphic-properties fo:min-height="9.886cm"/>
    </style:style>
    <style:style style:name="pr1" style:family="presentation" style:parent-style-name="zenika-titre-title">
      <style:graphic-properties draw:fill-color="#ffffff" draw:auto-grow-height="true" fo:min-height="2.77cm"/>
    </style:style>
    <style:style style:name="pr2" style:family="presentation" style:parent-style-name="zenika-titre-subtitle" style:list-style-name="L5">
      <style:graphic-properties draw:fill-color="#ffffff" draw:auto-grow-height="true" fo:min-height="14.03cm"/>
    </style:style>
    <style:style style:name="pr3" style:family="presentation" style:parent-style-name="zenika-titre-notes">
      <style:graphic-properties draw:fill-color="#ffffff" draw:auto-grow-height="true" fo:min-height="11.392cm"/>
    </style:style>
    <style:style style:name="pr4" style:family="presentation" style:parent-style-name="zenika-titre-title">
      <style:graphic-properties fo:min-height="2.77cm"/>
    </style:style>
    <style:style style:name="pr5" style:family="presentation" style:parent-style-name="zenika-titre-outline1">
      <style:graphic-properties fo:min-height="14.029cm"/>
    </style:style>
    <style:style style:name="pr6" style:family="presentation" style:parent-style-name="zenika-titre-notes">
      <style:graphic-properties draw:fill-color="#ffffff" fo:min-height="11.392cm"/>
    </style:style>
    <style:style style:name="pr7" style:family="presentation" style:parent-style-name="zenika-titre-outline1">
      <style:graphic-properties fo:min-height="14.897cm"/>
    </style:style>
    <style:style style:name="pr8" style:family="presentation" style:parent-style-name="zenika-titre-title">
      <style:graphic-properties draw:fill-color="#ffffff" draw:auto-grow-height="true" fo:min-height="2.771cm"/>
    </style:style>
    <style:style style:name="pr9" style:family="presentation" style:parent-style-name="zenika-titre-notes">
      <style:graphic-properties draw:fill-color="#ffffff" draw:auto-grow-height="true" fo:min-height="11.39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weight="bold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indent="0cm" style:text-autospace="none"/>
    </style:style>
    <style:style style:name="P6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TheSansMonoCd-A5Plain1" fo:font-size="16pt" fo:font-weight="bold" style:font-name-asian="TheSansMonoCd-A5Plain1" style:font-size-asian="16pt" style:font-weight-asian="bold" style:font-name-complex="TheSansMonoCd-A5Plain1" style:font-size-complex="16pt" style:font-weight-complex="bold"/>
    </style:style>
    <style:style style:name="P7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TheSansMonoCd-A5Plain1" fo:font-size="13pt" style:text-underline-style="none" fo:font-weight="normal" style:font-name-asian="TheSansMonoCd-A5Plain1" style:font-size-asian="13pt" style:font-weight-asian="normal" style:font-name-complex="TheSansMonoCd-A5Plain1" style:font-size-complex="13pt" style:font-weight-complex="normal"/>
    </style:style>
    <style:style style:name="P8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TheSansMonoCd-A5Plain1" fo:font-size="8pt" fo:font-weight="normal" style:font-name-asian="TheSansMonoCd-A5Plain1" style:font-size-asian="8pt" style:font-weight-asian="normal" style:font-name-complex="TheSansMonoCd-A5Plain1" style:font-size-complex="4.59999990463257pt" style:font-weight-complex="normal"/>
    </style:style>
    <style:style style:name="P9" style:family="paragraph">
      <style:paragraph-properties fo:margin-left="0cm" fo:margin-right="0cm" fo:text-align="start" fo:text-indent="0cm" style:text-autospace="none"/>
    </style:style>
    <style:style style:name="P10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TheSansMonoCd-A5Plain1" fo:font-size="8pt" fo:font-weight="bold" style:font-name-asian="TheSansMonoCd-A5Plain1" style:font-size-asian="8pt" style:font-weight-asian="bold" style:font-name-complex="TheSansMonoCd-A5Plain1" style:font-size-complex="4.59999990463257pt" style:font-weight-complex="bold"/>
    </style:style>
    <style:style style:name="P11" style:family="paragraph">
      <style:paragraph-properties style:text-autospace="none"/>
    </style:style>
    <style:style style:name="P12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TheSansMonoCd-A5Plain1" fo:font-size="16pt" style:text-underline-style="none" fo:font-weight="bold" style:font-name-asian="TheSansMonoCd-A5Plain1" style:font-size-asian="16pt" style:font-weight-asian="bold" style:font-name-complex="TheSansMonoCd-A5Plain1" style:font-size-complex="16pt" style:font-weight-complex="bold"/>
    </style:style>
    <style:style style:name="P13" style:family="paragraph">
      <style:text-properties fo:font-size="12pt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00" style:font-name="Courier New2" fo:font-size="16pt" fo:language="fr" fo:country="FR" fo:font-weight="bold" style:font-name-asian="Courier New4" style:font-size-asian="16pt" style:font-weight-asian="bold" style:font-name-complex="Courier New4" style:font-size-complex="16pt" style:font-weight-complex="bold"/>
    </style:style>
    <style:style style:name="T5" style:family="text">
      <style:text-properties fo:color="#00ae00" style:font-name="Courier New2" fo:font-size="13pt" fo:language="fr" fo:country="FR" style:text-underline-style="none" fo:font-weight="bold" style:font-name-asian="Courier New4" style:font-size-asian="13pt" style:font-weight-asian="bold" style:font-name-complex="Courier New4" style:font-size-complex="13pt" style:font-weight-complex="bold"/>
    </style:style>
    <style:style style:name="T6" style:family="text">
      <style:text-properties fo:color="#008080" style:font-name="Courier New2" fo:font-size="13pt" fo:language="fr" fo:country="FR" style:text-underline-style="none" fo:font-weight="normal" style:font-name-asian="Courier New2" style:font-size-asian="13pt" style:font-weight-asian="normal" style:font-name-complex="Courier New2" style:font-size-complex="13pt" style:font-weight-complex="normal"/>
    </style:style>
    <style:style style:name="T7" style:family="text">
      <style:text-properties fo:color="#3f7f7f" style:font-name="Courier New2" fo:font-size="13pt" fo:language="fr" fo:country="FR" style:text-underline-style="none" fo:font-weight="normal" style:font-name-asian="Courier New2" style:font-size-asian="13pt" style:font-weight-asian="normal" style:font-name-complex="Courier New2" style:font-size-complex="13pt" style:font-weight-complex="normal"/>
    </style:style>
    <style:style style:name="T8" style:family="text">
      <style:text-properties fo:color="#000000" style:font-name="Courier New2" fo:font-size="13pt" fo:language="fr" fo:country="FR" style:text-underline-style="none" fo:font-weight="normal" style:font-name-asian="Courier New2" style:font-size-asian="13pt" style:font-weight-asian="normal" style:font-name-complex="Courier New2" style:font-size-complex="13pt" style:font-weight-complex="normal"/>
    </style:style>
    <style:style style:name="T9" style:family="text">
      <style:text-properties fo:color="#008080" style:font-name="Courier New2" fo:font-size="13pt" fo:language="fr" fo:country="FR" style:text-underline-style="none" fo:font-weight="bold" style:font-name-asian="Courier New2" style:font-size-asian="13pt" style:font-weight-asian="bold" style:font-name-complex="Courier New2" style:font-size-complex="13pt" style:font-weight-complex="bold"/>
    </style:style>
    <style:style style:name="T10" style:family="text">
      <style:text-properties fo:color="#3f7f7f" style:font-name="Courier New2" fo:font-size="13pt" fo:language="fr" fo:country="FR" style:text-underline-style="none" fo:font-weight="bold" style:font-name-asian="Courier New2" style:font-size-asian="13pt" style:font-weight-asian="bold" style:font-name-complex="Courier New2" style:font-size-complex="13pt" style:font-weight-complex="bold"/>
    </style:style>
    <style:style style:name="T11" style:family="text">
      <style:text-properties fo:color="#000000" style:font-name="Courier New2" fo:font-size="13pt" fo:language="fr" fo:country="FR" style:text-underline-style="none" fo:font-weight="bold" style:font-name-asian="Courier New2" style:font-size-asian="13pt" style:font-weight-asian="bold" style:font-name-complex="Courier New2" style:font-size-complex="13pt" style:font-weight-complex="bold"/>
    </style:style>
    <style:style style:name="T12" style:family="text">
      <style:text-properties fo:color="#00ae00" style:font-name="Courier New2" fo:font-size="13pt" fo:language="fr" fo:country="FR" fo:font-weight="bold" style:font-name-asian="Courier New4" style:font-size-asian="13pt" style:font-weight-asian="bold" style:font-name-complex="Courier New4" style:font-size-complex="13pt" style:font-weight-complex="bold"/>
    </style:style>
    <style:style style:name="T13" style:family="text">
      <style:text-properties fo:color="#000000" style:font-name="Courier New2" fo:font-size="13pt" fo:language="fr" fo:country="FR" fo:font-weight="bold" style:font-name-asian="Courier New4" style:font-size-asian="13pt" style:font-weight-asian="bold" style:font-name-complex="Courier New4" style:font-size-complex="13pt" style:font-weight-complex="bold"/>
    </style:style>
    <style:style style:name="T14" style:family="text">
      <style:text-properties fo:color="#00ae00" style:font-name="Courier New2" fo:font-size="16pt" fo:language="fr" fo:country="FR" style:text-underline-style="none" fo:font-weight="bold" style:font-name-asian="Courier New4" style:font-size-asian="16pt" style:font-weight-asian="bold" style:font-name-complex="Courier New4" style:font-size-complex="16pt" style:font-weight-complex="bold"/>
    </style:style>
    <style:style style:name="T15" style:family="text">
      <style:text-properties fo:color="#3f7f7f" fo:font-size="16pt" fo:language="fr" fo:country="FR" style:font-name-asian="Courier New2" style:font-size-asian="16pt" style:font-weight-asian="bold" style:font-name-complex="Courier New2" style:font-size-complex="16pt" style:font-weight-complex="bold"/>
    </style:style>
    <style:style style:name="T16" style:family="text">
      <style:text-properties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17" style:family="text">
      <style:text-properties fo:font-size="16pt" fo:language="fr" fo:country="FR" style:font-name-asian="Courier New2" style:font-size-asian="16pt" style:font-weight-asian="bold" style:font-name-complex="Courier New2" style:font-size-complex="16pt" style:font-weight-complex="bold"/>
    </style:style>
    <text:list-style style:name="L1">
      <text:list-level-style-bullet text:level="1" text:bullet-char="•">
        <style:list-level-properties/>
        <style:text-properties style:font-name="Arial" fo:color="#006699" fo:font-size="105%"/>
      </text:list-level-style-bullet>
      <text:list-level-style-bullet text:level="2" text:bullet-char="•">
        <style:list-level-properties text:space-before="1.27cm"/>
        <style:text-properties style:font-name="Arial" fo:color="#006699" fo:font-size="105%"/>
      </text:list-level-style-bullet>
      <text:list-level-style-bullet text:level="3" text:bullet-char="•">
        <style:list-level-properties text:space-before="2.54cm"/>
        <style:text-properties style:font-name="Arial" fo:color="#006699" fo:font-size="105%"/>
      </text:list-level-style-bullet>
      <text:list-level-style-bullet text:level="4" text:bullet-char="•">
        <style:list-level-properties text:space-before="3.175cm"/>
        <style:text-properties style:font-name="Arial" fo:color="#006699" fo:font-size="105%"/>
      </text:list-level-style-bullet>
      <text:list-level-style-bullet text:level="5" text:bullet-char="•">
        <style:list-level-properties text:space-before="4.4cm"/>
        <style:text-properties style:font-name="Arial" fo:color="#006699" fo:font-size="105%"/>
      </text:list-level-style-bullet>
      <text:list-level-style-bullet text:level="6" text:bullet-char="•">
        <style:list-level-properties text:space-before="4.4cm"/>
        <style:text-properties style:font-name="Arial" fo:color="#006699" fo:font-size="105%"/>
      </text:list-level-style-bullet>
      <text:list-level-style-bullet text:level="7" text:bullet-char="•">
        <style:list-level-properties text:space-before="4.4cm"/>
        <style:text-properties style:font-name="Arial" fo:color="#006699" fo:font-size="105%"/>
      </text:list-level-style-bullet>
      <text:list-level-style-bullet text:level="8" text:bullet-char="•">
        <style:list-level-properties text:space-before="4.4cm"/>
        <style:text-properties style:font-name="Arial" fo:color="#006699" fo:font-size="105%"/>
      </text:list-level-style-bullet>
      <text:list-level-style-bullet text:level="9" text:bullet-char="•">
        <style:list-level-properties text:space-before="4.4cm"/>
        <style:text-properties style:font-name="Arial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Plan</presentation:footer-decl>
      <draw:page draw:name="page1" draw:style-name="dp1" draw:master-page-name="zenika-titre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Archetype et Assemblie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Démarrage d'un projet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a création d'un projet Maven peut se révéler fastidieuse</text:p>
              </text:list-item>
              <text:list-item>
                <text:p>Il est nécessaire de créer :</text:p>
                <text:list>
                  <text:list-item>
                    <text:p>Un fichier pom.xml</text:p>
                  </text:list-item>
                  <text:list-item>
                    <text:p>Une structure de dossier classique</text:p>
                    <text:list>
                      <text:list-item>
                        <text:p>src/main/java</text:p>
                      </text:list-item>
                      <text:list-item>
                        <text:p>src/main/resources</text:p>
                      </text:list-item>
                      <text:list-item>
                        <text:p>src/test/java</text:p>
                      </text:list-item>
                      <text:list-item>
                        <text:p>…</text:p>
                        <text:p/>
                      </text:list-item>
                    </text:list>
                  </text:list-item>
                </text:list>
              </text:list-item>
              <text:list-item>
                <text:p>Potentiellement plusieurs fois si le projet est composé de plusieurs modules</text:p>
                <text:p/>
              </text:list-item>
              <text:list-item>
                <text:p>Pour gagner du temps, Maven dispose d'un mécanisme d'Archetypes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es Archetypes Maven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e sont des artefacts de type <text:span text:style-name="T2">jar</text:span><text:span text:style-name="T3"> avec certaines métadonnées</text:span></text:p>
                <text:p><text:span text:style-name="T3"/></text:p>
              </text:list-item>
              <text:list-item>
                <text:p><text:span text:style-name="T3">Utilisation du </text:span><text:span text:style-name="T2">maven-archetype-plugin</text:span></text:p>
                <text:p><text:span text:style-name="T3"/></text:p>
              </text:list-item>
              <text:list-item>
                <text:p><text:span text:style-name="T3">Un archetype contient un squelette (ou template) de projet qui, une fois généré, est directement </text:span><text:span text:style-name="T2">compilable</text:span><text:span text:style-name="T3">. Il permet de créer une base stable pour le démarrage d'un projet</text:span></text:p>
                <text:p><text:span text:style-name="T3"/></text:p>
              </text:list-item>
              <text:list-item>
                <text:p><text:span text:style-name="T3">Il existe plusieurs archetypes standards pour créer des modules de type </text:span><text:span text:style-name="T2">jar</text:span><text:span text:style-name="T3">, </text:span><text:span text:style-name="T2">war</text:span><text:span text:style-name="T3"> etc...</text:span></text:p>
                <text:p><text:span text:style-name="T3"/></text:p>
              </text:list-item>
              <text:list-item>
                <text:p><text:span text:style-name="T3">On trouve de nombreux archetypes </text:span><text:span text:style-name="T2">full stack</text:span><text:span text:style-name="T3"> pour démarrer un projet avec n'importe quelle technologie (eg. un war avec flex + spring + hibernate)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Création d'un Archetype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Il est possible de créer des archetypes d'entreprise, cela permet de mutualiser certaines pratiques communes à différents projets</text:p>
                <text:list>
                  <text:list-item>
                    <text:p>Héritage d'un pom parent « corporate »</text:p>
                  </text:list-item>
                  <text:list-item>
                    <text:p>Exclusion systématique de certaines dépendances</text:p>
                  </text:list-item>
                  <text:list-item>
                    <text:p>Définition d'un packaging propre à l'entreprise (assembly)</text:p>
                    <text:p/>
                  </text:list-item>
                </text:list>
              </text:list-item>
              <text:list-item>
                <text:p>Cela implique de maintenir ces archetypes « maisons »</text:p>
                <text:p/>
              </text:list-item>
              <text:list-item>
                <text:p>Il existe un archetype pour la création d'archetype</text:p>
                <text:p/>
              </text:list-item>
              <text:list-item>
                <text:p>Les archetypes sont listés dans des « catalogues »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Exemple d'utilisation d'un Archetype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réation d'un projet <text:span text:style-name="T2">OSGi</text:span></text:p>
              </text:list-item>
            </text:list>
          </draw:text-box>
        </draw:frame>
        <draw:frame draw:style-name="gr2" draw:text-style-name="P6" draw:layer="layout" svg:width="18.5cm" svg:height="3cm" svg:x="2cm" svg:y="6cm">
          <draw:text-box>
            <text:p text:style-name="P5"><text:span text:style-name="T4">mvn archetype:generate \</text:span></text:p>
            <text:p text:style-name="P5"><text:span text:style-name="T4"><text:s/></text:span><text:span text:style-name="T4">-DarchetypeGroupId=com.zenika.formation \</text:span></text:p>
            <text:p text:style-name="P5"><text:span text:style-name="T4"><text:s/></text:span><text:span text:style-name="T4">-DarchetypeArtifactId=maven-archetype-osgi-service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6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es Assemblies</text:p>
          </draw:text-box>
        </draw:frame>
        <draw:frame presentation:style-name="pr7" draw:layer="layout" svg:width="23.438cm" svg:height="14.897cm" svg:x="0.86cm" svg:y="4.233cm" presentation:class="outline" presentation:user-transformed="true">
          <draw:text-box>
            <text:list text:style-name="L3">
              <text:list-item>
                <text:p>Parfois le packaging classique (<text:span text:style-name="T2">war</text:span>, <text:span text:style-name="T2">jar</text:span>...) ne suffit pas, certains besoins spécifiques peuvent émerger</text:p>
                <text:p/>
              </text:list-item>
              <text:list-item>
                <text:p>Utilisation du maven-assembly-plugin</text:p>
                <text:p/>
              </text:list-item>
              <text:list-item>
                <text:p>On déclare au plugin des descriptors qui contiennent les opérations d'assemblage du livrable</text:p>
                <text:p/>
              </text:list-item>
              <text:list-item>
                <text:p>Les descriptors offrent beaucoup de souplesse et de possibilités, attention cependant aux montées de version du plugin (il est déjà arrivé que la façon de le configurer change d'une version à l'autre)</text:p>
                <text:p/>
              </text:list-item>
              <text:list-item>
                <text:p>Maven propose certains descriptors prédéfinis (exemple : jar-with-dependencie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7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Exemples de besoins spécifique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réation d'un fichier zip contenant</text:p>
                <text:list>
                  <text:list-item>
                    <text:p>Le <text:span text:style-name="T2">jar</text:span> créé et ses dépendances</text:p>
                  </text:list-item>
                  <text:list-item>
                    <text:p>Un dossier bin contenant les scripts d'exécution</text:p>
                    <text:list>
                      <text:list-item>
                        <text:p>Des fichiers .bat pour Windows</text:p>
                      </text:list-item>
                      <text:list-item>
                        <text:p>Des fichiers .sh pour les autres OS</text:p>
                      </text:list-item>
                      <text:list-item>
                        <text:p>Des droits d'exécution sur les scripts</text:p>
                      </text:list-item>
                    </text:list>
                  </text:list-item>
                </text:list>
                <text:p/>
              </text:list-item>
              <text:list-item>
                <text:p>Création de plusieurs fichiers tar.gz</text:p>
                <text:list>
                  <text:list-item>
                    <text:p>Ciblant un environnement d'exécution (intégration, validation, formation, préproduction etc...)</text:p>
                  </text:list-item>
                  <text:list-item>
                    <text:p>Contenant la configuration spécifique à l'environnement c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8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19.548cm" svg:height="2.771cm" svg:x="0.86cm" svg:y="0.264cm" presentation:class="title">
          <draw:text-box>
            <text:p>Exemple d'utilisation d'assembly (1/3)</text:p>
          </draw:text-box>
        </draw:frame>
        <draw:frame draw:style-name="gr3" draw:text-style-name="P7" draw:layer="layout" svg:width="20cm" svg:height="5.2cm" svg:x="0.5cm" svg:y="3cm">
          <draw:text-box>
            <text:p text:style-name="P5"><text:span text:style-name="T5">&lt;!-- fichier pom.xml --&gt;</text:span></text:p>
            <text:p text:style-name="P5"><text:span text:style-name="T6">&lt;</text:span><text:span text:style-name="T7">plugins</text:span><text:span text:style-name="T6">&gt;</text:span></text:p>
            <text:p text:style-name="P5"><text:span text:style-name="T8"><text:s text:c="3"/></text:span><text:span text:style-name="T6">&lt;</text:span><text:span text:style-name="T7">plugin</text:span><text:span text:style-name="T6">&gt;</text:span></text:p>
            <text:p text:style-name="P5"><text:span text:style-name="T8"><text:s text:c="6"/></text:span><text:span text:style-name="T6">&lt;</text:span><text:span text:style-name="T7">artifactId</text:span><text:span text:style-name="T6">&gt;</text:span><text:span text:style-name="T8">maven-assembly-plugin</text:span><text:span text:style-name="T6">&lt;/</text:span><text:span text:style-name="T7">artifactId</text:span><text:span text:style-name="T6">&gt;</text:span></text:p>
            <text:p text:style-name="P5"><text:span text:style-name="T8"><text:s text:c="6"/></text:span><text:span text:style-name="T6">&lt;</text:span><text:span text:style-name="T7">configuration</text:span><text:span text:style-name="T6">&gt;</text:span></text:p>
            <text:p text:style-name="P5"><text:span text:style-name="T8"><text:s text:c="9"/></text:span><text:span text:style-name="T6">&lt;</text:span><text:span text:style-name="T7">descriptors</text:span><text:span text:style-name="T6">&gt;</text:span></text:p>
            <text:p text:style-name="P5"><text:span text:style-name="T8"><text:s text:c="12"/></text:span><text:span text:style-name="T9">&lt;</text:span><text:span text:style-name="T10">descriptor</text:span><text:span text:style-name="T9">&gt;</text:span><text:span text:style-name="T11">src/main/assembly/assembly.xml</text:span><text:span text:style-name="T9">&lt;/</text:span><text:span text:style-name="T10">descriptor</text:span><text:span text:style-name="T9">&gt;</text:span></text:p>
            <text:p text:style-name="P5"><text:span text:style-name="T8"><text:s text:c="9"/></text:span><text:span text:style-name="T6">&lt;/</text:span><text:span text:style-name="T7">descriptors</text:span><text:span text:style-name="T6">&gt;</text:span></text:p>
            <text:p text:style-name="P5"><text:span text:style-name="T8"><text:s text:c="6"/></text:span><text:span text:style-name="T6">&lt;/</text:span><text:span text:style-name="T7">configuration</text:span><text:span text:style-name="T6">&gt;</text:span></text:p>
            <text:p text:style-name="P5"><text:span text:style-name="T8"><text:s text:c="3"/></text:span><text:span text:style-name="T6">&lt;/</text:span><text:span text:style-name="T7">plugin</text:span><text:span text:style-name="T6">&gt;</text:span></text:p>
            <text:p text:style-name="P5"><text:span text:style-name="T6">&lt;/</text:span><text:span text:style-name="T7">plugins</text:span><text:span text:style-name="T6">&gt;</text:span></text:p>
          </draw:text-box>
        </draw:frame>
        <draw:frame draw:style-name="gr4" draw:text-style-name="P8" draw:layer="layout" svg:width="20cm" svg:height="8.264cm" svg:x="0.5cm" svg:y="8.5cm">
          <draw:text-box>
            <text:p text:style-name="P5"><text:span text:style-name="T12">&lt;!-- fichier assembly.xml --&gt;</text:span></text:p>
            <text:p text:style-name="P5"><text:span text:style-name="T6">&lt;</text:span><text:span text:style-name="T7">assembly</text:span><text:span text:style-name="T6">&gt;</text:span></text:p>
            <text:p text:style-name="P5"><text:span text:style-name="T8"><text:s text:c="2"/></text:span><text:span text:style-name="T6">&lt;</text:span><text:span text:style-name="T7">id</text:span><text:span text:style-name="T6">&gt;</text:span><text:span text:style-name="T8">bin</text:span><text:span text:style-name="T6">&lt;/</text:span><text:span text:style-name="T7">id</text:span><text:span text:style-name="T6">&gt;</text:span></text:p>
            <text:p text:style-name="P5"><text:span text:style-name="T8"><text:s text:c="2"/></text:span><text:span text:style-name="T6">&lt;</text:span><text:span text:style-name="T7">formats</text:span><text:span text:style-name="T6">&gt;</text:span></text:p>
            <text:p text:style-name="P5"><text:span text:style-name="T8"><text:s text:c="4"/></text:span><text:span text:style-name="T6">&lt;</text:span><text:span text:style-name="T7">format</text:span><text:span text:style-name="T6">&gt;</text:span><text:span text:style-name="T8">tar.gz</text:span><text:span text:style-name="T6">&lt;/</text:span><text:span text:style-name="T7">format</text:span><text:span text:style-name="T6">&gt;</text:span></text:p>
            <text:p text:style-name="P5"><text:span text:style-name="T8"><text:s text:c="4"/></text:span><text:span text:style-name="T6">&lt;</text:span><text:span text:style-name="T7">format</text:span><text:span text:style-name="T6">&gt;</text:span><text:span text:style-name="T8">tar.bz2</text:span><text:span text:style-name="T6">&lt;/</text:span><text:span text:style-name="T7">format</text:span><text:span text:style-name="T6">&gt;</text:span></text:p>
            <text:p text:style-name="P5"><text:span text:style-name="T8"><text:s text:c="4"/></text:span><text:span text:style-name="T6">&lt;</text:span><text:span text:style-name="T7">format</text:span><text:span text:style-name="T6">&gt;</text:span><text:span text:style-name="T8">zip</text:span><text:span text:style-name="T6">&lt;/</text:span><text:span text:style-name="T7">format</text:span><text:span text:style-name="T6">&gt;</text:span></text:p>
            <text:p text:style-name="P5"><text:span text:style-name="T8"><text:s text:c="2"/></text:span><text:span text:style-name="T6">&lt;/</text:span><text:span text:style-name="T7">formats</text:span><text:span text:style-name="T6">&gt;</text:span></text:p>
            <text:p text:style-name="P5"><text:span text:style-name="T8"><text:s text:c="2"/></text:span><text:span text:style-name="T6">&lt;</text:span><text:span text:style-name="T7">fileSets</text:span><text:span text:style-name="T6">&gt;</text:span></text:p>
            <text:p text:style-name="P5"><text:span text:style-name="T8"><text:s text:c="4"/></text:span><text:span text:style-name="T6">&lt;</text:span><text:span text:style-name="T7">fileSet</text:span><text:span text:style-name="T6">&gt;</text:span></text:p>
            <text:p text:style-name="P5"><text:span text:style-name="T8"><text:s text:c="6"/></text:span><text:span text:style-name="T6">&lt;</text:span><text:span text:style-name="T7">directory</text:span><text:span text:style-name="T6">&gt;</text:span><text:span text:style-name="T8">target/${project.build.finalName}</text:span><text:span text:style-name="T6">&lt;/</text:span><text:span text:style-name="T7">directory</text:span><text:span text:style-name="T6">&gt;</text:span></text:p>
            <text:p text:style-name="P5"><text:span text:style-name="T8"><text:s text:c="6"/></text:span><text:span text:style-name="T6">&lt;</text:span><text:span text:style-name="T7">outputDirectory</text:span><text:span text:style-name="T6">&gt;&lt;/</text:span><text:span text:style-name="T7">outputDirectory</text:span><text:span text:style-name="T6">&gt;</text:span></text:p>
            <text:p text:style-name="P5"><text:span text:style-name="T8"><text:s text:c="6"/></text:span><text:span text:style-name="T6">&lt;</text:span><text:span text:style-name="T7">includes</text:span><text:span text:style-name="T6">&gt;</text:span></text:p>
            <text:p text:style-name="P5"><text:span text:style-name="T8"><text:s text:c="8"/></text:span><text:span text:style-name="T6">&lt;</text:span><text:span text:style-name="T7">include</text:span><text:span text:style-name="T6">&gt;</text:span><text:span text:style-name="T8">**/*.*</text:span><text:span text:style-name="T6">&lt;/</text:span><text:span text:style-name="T7">include</text:span><text:span text:style-name="T6">&gt;</text:span></text:p>
            <text:p text:style-name="P5"><text:span text:style-name="T8"><text:s text:c="6"/></text:span><text:span text:style-name="T6">&lt;/</text:span><text:span text:style-name="T7">includes</text:span><text:span text:style-name="T6">&gt;</text:span></text:p>
            <text:p text:style-name="P5"><text:span text:style-name="T8"><text:s text:c="4"/></text:span><text:span text:style-name="T6">&lt;/</text:span><text:span text:style-name="T7">fileSet</text:span><text:span text:style-name="T6">&gt;</text:span></text:p>
            <text:p text:style-name="P5"><text:span text:style-name="T8"><text:s text:c="2"/></text:span><text:span text:style-name="T6">&lt;/</text:span><text:span text:style-name="T7">fileSets</text:span><text:span text:style-name="T6">&gt;</text:span></text:p>
            <text:p text:style-name="P5"><text:span text:style-name="T6">&lt;/</text:span><text:span text:style-name="T7">assembly</text:span><text:span text:style-name="T6">&gt;</text:span></text:p>
          </draw:text-box>
        </draw:frame>
        <draw:frame draw:style-name="gr5" draw:text-style-name="P10" draw:layer="layout" svg:width="11.5cm" svg:height="0.987cm" svg:x="0.5cm" svg:y="17.013cm">
          <draw:text-box>
            <text:p text:style-name="P9"><text:span text:style-name="T13">mvn clean package assembly:assembly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9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9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Exemple d'utilisation d'assembly (2/3)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Utilisation d'un descriptor prédéfini et d'un descriptor spécifique</text:p>
              </text:list-item>
            </text:list>
          </draw:text-box>
        </draw:frame>
        <draw:frame draw:style-name="gr6" draw:text-style-name="P12" draw:layer="layout" svg:width="19.5cm" svg:height="10.136cm" svg:x="2.7cm" svg:y="5.4cm">
          <draw:text-box>
            <text:p text:style-name="P5"><text:span text:style-name="T14">&lt;!-- pom.xml --&gt;</text:span></text:p>
            <text:p text:style-name="P11"><text:span text:style-name="T15">&lt;plugin&gt;</text:span></text:p>
            <text:p text:style-name="P11"><text:span text:style-name="T15"><text:s text:c="2"/></text:span><text:span text:style-name="T15">&lt;groupId&gt;</text:span><text:span text:style-name="T16">org.apache.maven.plugins</text:span><text:span text:style-name="T15">&lt;/groupId&gt;</text:span></text:p>
            <text:p text:style-name="P11"><text:span text:style-name="T16"><text:s text:c="2"/></text:span><text:span text:style-name="T15">&lt;artifactId&gt;</text:span><text:span text:style-name="T17">maven-assembly-plugin</text:span><text:span text:style-name="T15">&lt;/artifactId&gt;</text:span></text:p>
            <text:p text:style-name="P11"><text:span text:style-name="T15"><text:s text:c="2"/></text:span><text:span text:style-name="T15">&lt;configuration&gt;</text:span></text:p>
            <text:p text:style-name="P11"><text:span text:style-name="T15"><text:s text:c="4"/></text:span><text:span text:style-name="T15">&lt;descriptorRefs&gt;</text:span></text:p>
            <text:p text:style-name="P11"><text:span text:style-name="T15"><text:s text:c="6"/></text:span><text:span text:style-name="T15">&lt;descriptorRef&gt;</text:span></text:p>
            <text:p text:style-name="P11"><text:span text:style-name="T15"><text:s text:c="8"/></text:span><text:span text:style-name="T17">jar-with-dependencies</text:span></text:p>
            <text:p text:style-name="P11"><text:span text:style-name="T15"><text:s text:c="6"/></text:span><text:span text:style-name="T15">&lt;/descriptorRef&gt;</text:span></text:p>
            <text:p text:style-name="P11"><text:span text:style-name="T15"><text:s text:c="4"/></text:span><text:span text:style-name="T15">&lt;/descriptorRefs&gt;</text:span></text:p>
            <text:p text:style-name="P11"><text:span text:style-name="T15"><text:s text:c="4"/></text:span><text:span text:style-name="T15">&lt;descriptors&gt;</text:span></text:p>
            <text:p text:style-name="P11"><text:span text:style-name="T15"><text:s text:c="6"/></text:span><text:span text:style-name="T15">&lt;descriptor&gt;</text:span></text:p>
            <text:p text:style-name="P11"><text:span text:style-name="T15"><text:s text:c="8"/></text:span><text:span text:style-name="T17">src/main/assembly/assembly2.xml</text:span></text:p>
            <text:p text:style-name="P11"><text:span text:style-name="T15"><text:s text:c="6"/></text:span><text:span text:style-name="T15">&lt;/descriptor&gt;</text:span></text:p>
            <text:p text:style-name="P11"><text:span text:style-name="T15"><text:s text:c="4"/></text:span><text:span text:style-name="T15">&lt;/descriptors&gt;</text:span></text:p>
            <text:p text:style-name="P11"><text:span text:style-name="T15"><text:s text:c="2"/></text:span><text:span text:style-name="T15">&lt;/configuration&gt;</text:span></text:p>
            <text:p text:style-name="P11"><text:span text:style-name="T15">&lt;/plugin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Exemple d'utilisation d'assembly (3/3)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ontenu d'un descriptor spécifique</text:p>
              </text:list-item>
            </text:list>
          </draw:text-box>
        </draw:frame>
        <draw:frame draw:style-name="gr6" draw:text-style-name="P12" draw:layer="layout" svg:width="19.5cm" svg:height="10.136cm" svg:x="2.7cm" svg:y="5.4cm">
          <draw:text-box>
            <text:p text:style-name="P5"><text:span text:style-name="T14">&lt;!-- fichier src/main/assembly/assenbly2.xml --&gt;</text:span></text:p>
            <text:p text:style-name="P11"><text:span text:style-name="T15">&lt;assembly&gt;</text:span></text:p>
            <text:p text:style-name="P11"><text:span text:style-name="T15"><text:s text:c="2"/></text:span><text:span text:style-name="T15">&lt;id&gt;</text:span><text:span text:style-name="T17">custom</text:span><text:span text:style-name="T15">&lt;/id&gt;</text:span></text:p>
            <text:p text:style-name="P11"><text:span text:style-name="T15"><text:s text:c="2"/></text:span><text:span text:style-name="T15">&lt;formats&gt;</text:span></text:p>
            <text:p text:style-name="P11"><text:span text:style-name="T15"><text:s text:c="4"/></text:span><text:span text:style-name="T15">&lt;format&gt;</text:span><text:span text:style-name="T17">zip</text:span><text:span text:style-name="T15">&lt;/format&gt;</text:span></text:p>
            <text:p text:style-name="P11"><text:span text:style-name="T15"><text:s text:c="2"/></text:span><text:span text:style-name="T15">&lt;/formats&gt;</text:span></text:p>
            <text:p text:style-name="P11"><text:span text:style-name="T15"><text:s text:c="2"/></text:span><text:span text:style-name="T15">&lt;fileSets&gt;</text:span></text:p>
            <text:p text:style-name="P11"><text:span text:style-name="T15"><text:s text:c="4"/></text:span><text:span text:style-name="T15">&lt;fileSet&gt;</text:span></text:p>
            <text:p text:style-name="P11"><text:span text:style-name="T15"><text:s text:c="6"/></text:span><text:span text:style-name="T15">&lt;directory&gt;</text:span><text:span text:style-name="T17">src/main/scripts</text:span><text:span text:style-name="T15">&lt;/directory&gt;</text:span></text:p>
            <text:p text:style-name="P11"><text:span text:style-name="T15"><text:s text:c="6"/></text:span><text:span text:style-name="T15">&lt;outputDirectory&gt;</text:span><text:span text:style-name="T17">bin</text:span><text:span text:style-name="T15">&lt;/outputDirectory&gt;</text:span></text:p>
            <text:p text:style-name="P11"><text:span text:style-name="T15"><text:s text:c="6"/></text:span><text:span text:style-name="T15">&lt;fileMode&gt;</text:span><text:span text:style-name="T17">0500</text:span><text:span text:style-name="T15">&lt;/fileMode&gt;</text:span></text:p>
            <text:p text:style-name="P11"><text:span text:style-name="T15"><text:s text:c="6"/></text:span><text:span text:style-name="T15">&lt;directoryMode&gt;</text:span><text:span text:style-name="T17">0755</text:span><text:span text:style-name="T15">&lt;/directoryMode&gt;</text:span></text:p>
            <text:p text:style-name="P11"><text:span text:style-name="T15"><text:s text:c="4"/></text:span><text:span text:style-name="T15">&lt;/fileSet&gt;</text:span></text:p>
            <text:p text:style-name="P11"><text:span text:style-name="T15"><text:s text:c="2"/></text:span><text:span text:style-name="T15">&lt;/fileSets&gt;</text:span></text:p>
            <text:p text:style-name="P11"><text:span text:style-name="T15"><text:s text:c="2"/></text:span><text:span text:style-name="T17">...</text:span></text:p>
            <text:p text:style-name="P11"><text:span text:style-name="T15">&lt;/assembly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6" draw:text-style-name="P13" draw:layer="layout" svg:width="13.93cm" svg:height="11.3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4" svg:font-family="'Courier New'"/>
    <style:font-face style:name="TheSansMonoCd-A5Plain1" svg:font-family="TheSansMonoCd-A5Plain" style:font-family-generic="modern"/>
    <style:font-face style:name="Courier New2" svg:font-family="'Courier New'" style:font-family-generic="modern" style:font-pitch="fixed"/>
    <style:font-face style:name="TheSansMonoCd-A5Plain" svg:font-family="TheSansMonoCd-A5Plain" style:font-family-generic="modern" style:font-pitch="fixed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Lucida Sans Unicode1" svg:font-family="'Lucida Sans Unicode'" style:font-family-generic="modern" style:font-pitch="variable"/>
    <style:font-face style:name="TheSansMonoCd-A5Plain2" svg:font-family="TheSansMonoCd-A5Plain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style:font-name="Courier New2" fo:font-family="'Courier New'" style:font-family-generic="modern" style:font-pitch="fixed" fo:font-size="14pt" fo:font-weight="bold"/>
    </style:style>
    <style:style style:name="zenika-titre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-backgroundobjects" style:family="presentation">
      <style:graphic-properties draw:shadow="hidden" draw:shadow-offset-x="0.3cm" draw:shadow-offset-y="0.3cm" draw:shadow-color="#808080">
        <text:list-style style:name="zenika-titre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titre-notes" style:family="presentation">
      <style:graphic-properties draw:stroke="none" draw:fill="none">
        <text:list-style style:name="zenika-titr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titre-outline1" style:family="presentation">
      <style:graphic-properties draw:stroke="none" draw:fill="none">
        <text:list-style style:name="zenika-titre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-outline2" style:family="presentation" style:parent-style-name="zenika-titre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titre-outline3" style:family="presentation" style:parent-style-name="zenika-titre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titre-outline4" style:family="presentation" style:parent-style-name="zenika-titre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5" style:family="presentation" style:parent-style-name="zenika-titre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6" style:family="presentation" style:parent-style-name="zenika-titre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7" style:family="presentation" style:parent-style-name="zenika-titre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8" style:family="presentation" style:parent-style-name="zenika-titre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9" style:family="presentation" style:parent-style-name="zenika-titre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subtitle" style:family="presentation">
      <style:graphic-properties draw:stroke="none" draw:fill="none" draw:textarea-vertical-align="middle">
        <text:list-style style:name="zenika-titre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-title" style:family="presentation">
      <style:graphic-properties draw:stroke="none" draw:fill="none" draw:textarea-vertical-align="middle">
        <text:list-style style:name="zenika-titre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new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new-backgroundobjects" style:family="presentation">
      <style:graphic-properties draw:shadow="hidden" draw:shadow-offset-x="0.3cm" draw:shadow-offset-y="0.3cm" draw:shadow-color="#808080">
        <text:list-style style:name="zenika-new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new-notes" style:family="presentation">
      <style:graphic-properties draw:stroke="none" draw:fill="none">
        <text:list-style style:name="zenika-new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new-outline1" style:family="presentation">
      <style:graphic-properties draw:stroke="none" draw:fill="none">
        <text:list-style style:name="zenika-new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new-outline2" style:family="presentation" style:parent-style-name="zenika-new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new-outline3" style:family="presentation" style:parent-style-name="zenika-new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new-outline4" style:family="presentation" style:parent-style-name="zenika-new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5" style:family="presentation" style:parent-style-name="zenika-new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6" style:family="presentation" style:parent-style-name="zenika-new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7" style:family="presentation" style:parent-style-name="zenika-new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8" style:family="presentation" style:parent-style-name="zenika-new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9" style:family="presentation" style:parent-style-name="zenika-new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subtitle" style:family="presentation">
      <style:graphic-properties draw:stroke="none" draw:fill="none" draw:textarea-vertical-align="middle">
        <text:list-style style:name="zenika-new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new-title" style:family="presentation">
      <style:graphic-properties draw:stroke="none" draw:fill="none" draw:textarea-vertical-align="middle">
        <text:list-style style:name="zenika-new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4.0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 style:list-style-name="M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zenika-titre-title">
      <style:graphic-properties draw:fill-color="#ffffff" draw:auto-grow-height="false" fo:min-height="3.181cm"/>
    </style:style>
    <style:style style:name="Mpr2" style:family="presentation" style:parent-style-name="zenika-titre-outline1">
      <style:graphic-properties draw:fill-color="#ffffff" draw:auto-grow-height="false" fo:min-height="12.573cm"/>
    </style:style>
    <style:style style:name="Mpr3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zenika-new-title">
      <style:graphic-properties draw:fill-color="#ffffff" draw:auto-grow-height="false" fo:min-height="3.181cm"/>
    </style:style>
    <style:style style:name="Mpr8" style:family="presentation" style:parent-style-name="zenika-new-outline1">
      <style:graphic-properties draw:fill-color="#ffffff" draw:auto-grow-height="false" fo:min-height="12.573cm"/>
    </style:style>
    <style:style style:name="Mpr9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 style:text-emphasize="none" style:font-relief="none"/>
    </style:style>
    <style:style style:name="MP6" style:family="paragraph">
      <style:paragraph-properties style:writing-mode="lr-tb"/>
    </style:style>
    <style:style style:name="MP7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2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fo:margin-left="0cm" fo:margin-right="0cm" fo:line-height="100%" fo:text-indent="0cm" style:line-break="strict" style:writing-mode="lr-tb"/>
    </style:style>
    <style:style style:name="MP14" style:family="paragraph">
      <style:paragraph-properties fo:margin-left="0cm" fo:margin-right="0cm" fo:line-height="100%" fo:text-align="end" fo:text-indent="0cm" style:line-break="strict" style:writing-mode="lr-tb"/>
    </style:style>
    <style:style style:name="MP15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6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font-size="24pt"/>
    </style:style>
    <style:style style:name="MP17" style:family="paragraph"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line-through-type="none" style:text-position="0% 100%" style:font-name="Arial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language-asian="zxx" style:country-asian="none" style:font-style-asian="italic" style:font-weight-asian="normal" style:font-name-complex="Arial Unicode MS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MT3" style:family="text">
      <style:text-properties fo:color="#808080" style:font-name="Arial" fo:font-size="9pt" fo:language="en" fo:country="GB" style:font-size-asian="8pt" style:font-size-complex="8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969696" style:font-name="Arial" fo:font-size="9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page-thumbnail draw:layer="backgroundobjects" svg:width="15.239cm" svg:height="11.429cm" svg:x="3.061cm" svg:y="2.071cm"/>
      <draw:custom-shape draw:style-name="Mgr2" draw:text-style-name="MP5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zenika-titre" style:page-layout-name="PM1" draw:style-name="Mdp1">
      <draw:custom-shape draw:style-name="Mgr3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0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4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-title" draw:layer="backgroundobjects" svg:width="12.572cm" svg:height="9.489cm" svg:x="3.219cm" svg:y="1.908cm" presentation:class="page"/>
        <draw:frame presentation:style-name="zenika-titre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6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zenika-new" style:page-layout-name="PM1" draw:style-name="Mdp1">
      <draw:custom-shape draw:style-name="Mgr3" draw:text-style-name="MP6" draw:layer="backgroundobjects" svg:width="25.501cm" svg:height="16.051cm" svg:x="0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8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6" draw:layer="backgroundobjects" svg:width="1.9cm" svg:height="0.578cm" svg:x="23.5cm" svg:y="18.322cm">
        <text:p text:style-name="MP15"><text:span text:style-name="MT5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0cm" svg:y="0cm">
          <text:p/>
        </draw:rect>
        <draw:custom-shape draw:style-name="Mgr10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new-title" draw:layer="backgroundobjects" svg:width="12.572cm" svg:height="9.489cm" svg:x="3.219cm" svg:y="1.908cm" presentation:class="page"/>
        <draw:frame presentation:style-name="zenika-new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2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859cm" svg:height="12.573cm" svg:x="1.27cm" svg:y="4.457cm" presentation:class="outline" presentation:placeholder="true">
        <draw:text-box/>
      </draw:frame>
      <draw:frame presentation:style-name="Mpr13" draw:text-style-name="MP17" draw:layer="backgroundobjects" svg:width="5.917cm" svg:height="1.314cm" svg:x="1.27cm" svg:y="17.354cm" presentation:class="date-time">
        <draw:text-box>
          <text:p text:style-name="MP17"><text:span text:style-name="MT1"><presentation:date-time/></text:span></text:p>
        </draw:text-box>
      </draw:frame>
      <draw:frame presentation:style-name="Mpr13" draw:text-style-name="MP18" draw:layer="backgroundobjects" svg:width="8.051cm" svg:height="1.314cm" svg:x="8.686cm" svg:y="17.354cm" presentation:class="footer">
        <draw:text-box>
          <text:p text:style-name="MP18"><text:span text:style-name="MT1"><presentation:footer/></text:span></text:p>
        </draw:text-box>
      </draw:frame>
      <draw:frame presentation:style-name="Mpr13" draw:text-style-name="MP19" draw:layer="backgroundobjects" svg:width="5.917cm" svg:height="1.314cm" svg:x="18.211cm" svg:y="17.354cm" presentation:class="page-number">
        <draw:text-box>
          <text:p text:style-name="MP19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469cm" svg:height="9.524cm" svg:x="2.789cm" svg:y="1.93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  <draw:frame presentation:style-name="Mpr14" draw:text-style-name="MP17" draw:layer="backgroundobjects" svg:width="8.267cm" svg:height="1.269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14" draw:text-style-name="MP19" draw:layer="backgroundobjects" svg:width="8.267cm" svg:height="1.269cm" svg:x="10.782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15" draw:text-style-name="MP17" draw:layer="backgroundobjects" svg:width="8.267cm" svg:height="1.269cm" svg:x="0cm" svg:y="24.13cm" presentation:class="footer">
          <draw:text-box>
            <text:p text:style-name="MP17"><text:span text:style-name="MT1"><presentation:footer/></text:span></text:p>
          </draw:text-box>
        </draw:frame>
        <draw:frame presentation:style-name="Mpr15" draw:text-style-name="MP19" draw:layer="backgroundobjects" svg:width="8.267cm" svg:height="1.269cm" svg:x="10.782cm" svg:y="24.13cm" presentation:class="page-number">
          <draw:text-box>
            <text:p text:style-name="MP19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1.2$Windows_x86 LibreOffice_project/958349dc3b25111dbca392fbc281a05559ef6848</meta:generator>
    <meta:initial-creator>Grégory BOISSINOT</meta:initial-creator>
    <meta:creation-date>2008-03-10T13:37:04</meta:creation-date>
    <dc:date>2015-05-15T15:22:11.704000000</dc:date>
    <meta:editing-cycles>165</meta:editing-cycles>
    <meta:editing-duration>PT10H52M19S</meta:editing-duration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